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iostream&gt;</text:p>
      <text:p text:style-name="Standard">using namespace std;</text:p>
      <text:p text:style-name="Standard">inline float lar(float a,float b,float c=50)</text:p>
      <text:p text:style-name="Standard"><text:tab/>{</text:p>
      <text:p text:style-name="Standard"><text:tab/><text:tab/>return ((a&gt;b&amp;&amp;a&gt;c)?a:b&gt;c?b:c);</text:p>
      <text:p text:style-name="Standard"><text:tab/>}</text:p>
      <text:p text:style-name="Standard">int main()</text:p>
      <text:p text:style-name="Standard"><text:tab/>{</text:p>
      <text:p text:style-name="Standard"><text:tab/><text:tab/>float x,y,z;</text:p>
      <text:p text:style-name="Standard"><text:tab/><text:tab/>cout&lt;&lt;"Enter 3 numbers:\n";</text:p>
      <text:p text:style-name="Standard"><text:tab/><text:tab/>cin&gt;&gt;x&gt;&gt;y&gt;&gt;z;</text:p>
      <text:p text:style-name="Standard"><text:tab/><text:tab/>cout&lt;&lt;"Largest="&lt;&lt;lar(x,y,z);</text:p>
      <text:p text:style-name="Standard"><text:tab/><text:tab/>cout&lt;&lt;"\nTaking 3rd number as 50\n";</text:p>
      <text:p text:style-name="Standard"><text:tab/><text:tab/>cout&lt;&lt;"\nEnter two numbers:\n";</text:p>
      <text:p text:style-name="Standard"><text:tab/><text:tab/>cin&gt;&gt;x&gt;&gt;y;</text:p>
      <text:p text:style-name="Standard"><text:tab/><text:tab/>cout&lt;&lt;"\nLargest using default value="&lt;&lt;lar(x,y)&lt;&lt;"\n";</text:p>
      <text:p text:style-name="Standard"><text:tab/><text:tab/>return 0;</text:p>
      <text:p text:style-name="Standard"><text:tab/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12:41:42.860985335</meta:creation-date>
    <dc:date>2023-05-25T12:42:09.973512995</dc:date>
    <meta:editing-duration>PT27S</meta:editing-duration>
    <meta:editing-cycles>1</meta:editing-cycles>
    <meta:document-statistic meta:table-count="0" meta:image-count="0" meta:object-count="0" meta:page-count="1" meta:paragraph-count="18" meta:word-count="40" meta:character-count="372" meta:non-whitespace-character-count="326"/>
    <meta:generator>LibreOffice/7.3.6.2$Linux_X86_64 LibreOffice_project/30$Build-2</meta:generator>
  </office:meta>
</office:document-meta>
</file>